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leway" svg:font-family="Raleway" style:font-pitch="variable"/>
    <style:font-face style:name="Raleway1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9c4f4" draw:fill-color="#89c4f4" draw:textarea-horizontal-align="justify" draw:textarea-vertical-align="middle" draw:auto-grow-height="false" fo:min-height="1.353cm" fo:min-width="2.501cm"/>
    </style:style>
    <style:style style:name="gr2" style:family="graphic" style:parent-style-name="standard">
      <style:graphic-properties svg:stroke-color="#4b77be" draw:fill-color="#4b77be" draw:textarea-horizontal-align="justify" draw:textarea-vertical-align="middle" draw:auto-grow-height="false" fo:min-height="1.353cm" fo:min-width="2.701cm"/>
    </style:style>
    <style:style style:name="gr3" style:family="graphic" style:parent-style-name="standard">
      <style:graphic-properties svg:stroke-color="#1f3a93" draw:fill-color="#1f3a93" draw:textarea-horizontal-align="justify" draw:textarea-vertical-align="middle" draw:auto-grow-height="false" fo:min-height="1.353cm" fo:min-width="2.701cm"/>
    </style:style>
    <style:style style:name="gr4" style:family="graphic" style:parent-style-name="standard">
      <style:graphic-properties svg:stroke-width="0.106cm" svg:stroke-color="#89c4f4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1f3a93" draw:marker-start-width="0.359cm" draw:marker-end-width="0.359cm" draw:fill-color="#67809f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color="#67809f" draw:fill-color="#67809f" draw:textarea-horizontal-align="justify" draw:textarea-vertical-align="middle" draw:auto-grow-height="false" fo:min-height="1.599cm" fo:min-width="1.602cm"/>
    </style:style>
    <style:style style:name="gr7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dash" draw:stroke-dash="Ultrafine_20_Dashed" svg:stroke-width="0.106cm" svg:stroke-color="#1f3a93" draw:marker-start-width="0.359cm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89c4f4" draw:marker-start-width="0.359cm" draw:marker-end-width="0.359cm" draw:fill-color="#67809f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89c4f4"/>
      <style:paragraph-properties fo:text-align="center"/>
      <style:text-properties fo:color="#ffffff" style:font-name="Raleway1" fo:font-size="18pt" style:font-size-asian="18pt" style:font-size-complex="18pt"/>
    </style:style>
    <style:style style:name="P3" style:family="paragraph">
      <loext:graphic-properties draw:fill-color="#4b77be"/>
      <style:paragraph-properties fo:text-align="center"/>
      <style:text-properties fo:color="#ffffff" style:font-name="Raleway1" fo:font-size="18pt" style:font-size-asian="18pt" style:font-size-complex="18pt"/>
    </style:style>
    <style:style style:name="P4" style:family="paragraph">
      <loext:graphic-properties draw:fill-color="#1f3a93"/>
      <style:paragraph-properties fo:text-align="center"/>
      <style:text-properties fo:color="#ffffff" style:font-name="Raleway1" fo:font-size="18pt" style:font-size-asian="18pt" style:font-size-complex="18pt"/>
    </style:style>
    <style:style style:name="P5" style:family="paragraph">
      <loext:graphic-properties draw:fill-color="#67809f"/>
      <style:paragraph-properties fo:text-align="center"/>
    </style:style>
    <style:style style:name="P6" style:family="paragraph">
      <loext:graphic-properties draw:fill-color="#67809f"/>
      <style:paragraph-properties fo:text-align="center"/>
      <style:text-properties fo:color="#ffffff" style:font-name="Raleway1" fo:font-size="18pt" style:font-size-asian="18pt" style:font-size-complex="18pt"/>
    </style:style>
    <style:style style:name="P7" style:family="paragraph">
      <loext:graphic-properties draw:fill-color="#67809f"/>
      <style:paragraph-properties fo:text-align="center"/>
      <style:text-properties fo:color="#ffffff" style:font-name="Raleway1" fo:font-size="14pt" style:font-size-asian="14pt" style:font-size-complex="14pt"/>
    </style:style>
    <style:style style:name="T1" style:family="text">
      <style:text-properties fo:color="#ffffff" style:font-name="Raleway1" fo:font-size="18pt" style:font-size-asian="18pt" style:font-size-complex="18pt"/>
    </style:style>
    <style:style style:name="T2" style:family="text">
      <style:text-properties fo:color="#ffffff" style:font-name="Raleway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2cm" svg:x="8.999cm" svg:y="4.008cm">
          <text:p text:style-name="P1"><text:span text:style-name="T1">Data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2" xml:id="id16" draw:id="id16" draw:layer="layout" svg:width="3cm" svg:height="2cm" svg:x="13cm" svg:y="4.008cm">
          <text:p text:style-name="P1"><text:span text:style-name="T1">Docs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2" xml:id="id17" draw:id="id17" draw:layer="layout" svg:width="3cm" svg:height="2cm" svg:x="17cm" svg:y="4.008cm">
          <text:p text:style-name="P1"><text:span text:style-name="T1">Logs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2" xml:id="id13" draw:id="id13" draw:layer="layout" svg:width="3cm" svg:height="2cm" svg:x="5cm" svg:y="4.008cm">
          <text:p text:style-name="P1"><text:span text:style-name="T1">Templates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2" xml:id="id15" draw:id="id15" draw:layer="layout" svg:width="3cm" svg:height="2cm" svg:x="1cm" svg:y="4.008cm">
          <text:p text:style-name="P1"><text:span text:style-name="T1">Received</text:span></text:p>
          <text:p text:style-name="P1"><text:span text:style-name="T1">data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3" xml:id="id12" draw:id="id12" draw:layer="layout" svg:width="3.2cm" svg:height="2cm" svg:x="5.9cm" svg:y="1cm">
          <text:p text:style-name="P1"><text:span text:style-name="T1">Server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4" xml:id="id2" draw:id="id2" draw:layer="layout" svg:width="3.2cm" svg:height="2cm" svg:x="10.999cm" svg:y="6.4cm">
          <text:p text:style-name="P1"><text:span text:style-name="T1">Site_FOO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1" draw:layer="layout" svg:x1="10.499cm" svg:y1="6.008cm" svg:x2="10.999cm" svg:y2="7.4cm" draw:start-shape="id1" draw:start-glue-point="6" draw:end-shape="id2" draw:end-glue-point="5" svg:d="M10499 6008v1392h500" svg:viewBox="0 0 501 1393">
          <text:p/>
        </draw:connector>
        <draw:custom-shape draw:style-name="gr3" draw:text-style-name="P4" xml:id="id3" draw:id="id3" draw:layer="layout" svg:width="3.2cm" svg:height="2cm" svg:x="13.5cm" svg:y="8.551cm">
          <text:p text:style-name="P1"><text:span text:style-name="T1">Accepted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" draw:text-style-name="P5" draw:layer="layout" svg:x1="12.599cm" svg:y1="8.4cm" svg:x2="13.5cm" svg:y2="9.551cm" draw:start-shape="id2" draw:start-glue-point="6" draw:end-shape="id3" draw:end-glue-point="5" svg:d="M12599 8400v1151h901" svg:viewBox="0 0 902 1152">
          <text:p/>
        </draw:connector>
        <draw:custom-shape draw:style-name="gr3" draw:text-style-name="P4" xml:id="id4" draw:id="id4" draw:layer="layout" svg:width="3.2cm" svg:height="2cm" svg:x="13.501cm" svg:y="10.752cm">
          <text:p text:style-name="P1"><text:span text:style-name="T1">Level 1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4" xml:id="id5" draw:id="id5" draw:layer="layout" svg:width="3.2cm" svg:height="2cm" svg:x="13.502cm" svg:y="12.953cm">
          <text:p text:style-name="P1"><text:span text:style-name="T1">Level 2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" draw:text-style-name="P5" draw:layer="layout" svg:x1="12.599cm" svg:y1="8.4cm" svg:x2="13.501cm" svg:y2="11.752cm" draw:start-shape="id2" draw:start-glue-point="6" draw:end-shape="id4" draw:end-glue-point="5" svg:d="M12599 8400v3352h902" svg:viewBox="0 0 903 3353">
          <text:p/>
        </draw:connector>
        <draw:connector draw:style-name="gr5" draw:text-style-name="P5" xml:id="id8" draw:id="id8" draw:layer="layout" svg:x1="12.599cm" svg:y1="8.4cm" svg:x2="13.502cm" svg:y2="13.953cm" draw:start-shape="id2" draw:start-glue-point="6" draw:end-shape="id5" draw:end-glue-point="5" svg:d="M12599 8400v5553h903" svg:viewBox="0 0 904 5554">
          <text:p/>
        </draw:connector>
        <draw:custom-shape draw:style-name="gr3" draw:text-style-name="P4" xml:id="id7" draw:id="id7" draw:layer="layout" svg:width="3.2cm" svg:height="2cm" svg:x="23.2cm" svg:y="6.4cm">
          <text:p text:style-name="P1"><text:span text:style-name="T1">Site_FOO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1" draw:layer="layout" svg:x1="22.5cm" svg:y1="6.008cm" svg:x2="23.2cm" svg:y2="7.4cm" draw:start-shape="id6" draw:start-glue-point="6" draw:end-shape="id7" draw:end-glue-point="5" svg:d="M22500 6008v1392h700" svg:viewBox="0 0 701 1393">
          <text:p/>
        </draw:connector>
        <draw:custom-shape draw:style-name="gr1" draw:text-style-name="P2" xml:id="id6" draw:id="id6" draw:layer="layout" svg:width="3cm" svg:height="2cm" svg:x="21cm" svg:y="4.008cm">
          <text:p text:style-name="P1"><text:span text:style-name="T1">Reports</text:span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4" xml:id="id9" draw:id="id9" draw:layer="layout" svg:width="3.2cm" svg:height="2cm" svg:x="13.503cm" svg:y="15.154cm">
          <text:p text:style-name="P1"><text:span text:style-name="T1">Extra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" draw:text-style-name="P5" xml:id="id10" draw:id="id10" draw:layer="layout" svg:x1="12.599cm" svg:y1="13.953cm" svg:x2="13.503cm" svg:y2="16.154cm" draw:start-shape="id8" draw:start-glue-point="0" draw:end-shape="id9" draw:end-glue-point="5" svg:d="M12599 13953v2201h904" svg:viewBox="0 0 905 2202">
          <text:p/>
        </draw:connector>
        <draw:custom-shape draw:style-name="gr6" draw:text-style-name="P6" xml:id="id11" draw:id="id11" draw:layer="layout" svg:width="2.101cm" svg:height="2.3cm" svg:x="13.499cm" svg:y="17.35cm">
          <text:p text:style-name="P1"><text:span text:style-name="T1">status</text:span></text:p>
          <text:p text:style-name="P1"><text:span text:style-name="T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7" xml:id="id18" draw:id="id18" draw:layer="layout" svg:width="2.101cm" svg:height="2.3cm" svg:x="16.099cm" svg:y="17.351cm">
          <text:p text:style-name="P1"><text:span text:style-name="T2">manual</text:span></text:p>
          <text:p text:style-name="P1"><text:span text:style-name="T2">chang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5" draw:layer="layout" svg:x1="12.599cm" svg:y1="16.154cm" svg:x2="13.499cm" svg:y2="18.5cm" draw:start-shape="id10" draw:start-glue-point="0" draw:end-shape="id11" draw:end-glue-point="5" svg:d="M12599 16154v2346h900" svg:viewBox="0 0 901 2347">
          <text:p/>
        </draw:connector>
        <draw:connector draw:style-name="gr7" draw:text-style-name="P1" xml:id="id14" draw:id="id14" draw:layer="layout" svg:x1="7.5cm" svg:y1="3cm" svg:x2="6.5cm" svg:y2="4.008cm" draw:start-shape="id12" draw:start-glue-point="6" draw:end-shape="id13" svg:d="M7500 3000v505h-1000v503" svg:viewBox="0 0 1001 1009">
          <text:p/>
        </draw:connector>
        <draw:connector draw:style-name="gr7" draw:text-style-name="P1" draw:layer="layout" svg:x1="7cm" svg:y1="3.505cm" svg:x2="2.5cm" svg:y2="4.008cm" draw:start-shape="id14" draw:start-glue-point="0" draw:end-shape="id15" draw:end-glue-point="4" svg:d="M7000 3505h-4500v503" svg:viewBox="0 0 4501 504">
          <text:p/>
        </draw:connector>
        <draw:connector draw:style-name="gr7" draw:text-style-name="P1" draw:layer="layout" svg:x1="7.5cm" svg:y1="3cm" svg:x2="10.499cm" svg:y2="4.008cm" draw:start-shape="id12" draw:start-glue-point="6" draw:end-shape="id1" draw:end-glue-point="4" svg:d="M7500 3000v505h2999v503" svg:viewBox="0 0 3000 1009">
          <text:p/>
        </draw:connector>
        <draw:connector draw:style-name="gr7" draw:text-style-name="P1" draw:layer="layout" svg:x1="7.5cm" svg:y1="3cm" svg:x2="14.5cm" svg:y2="4.008cm" draw:start-shape="id12" draw:start-glue-point="6" draw:end-shape="id16" draw:end-glue-point="4" svg:d="M7500 3000v505h7000v503" svg:viewBox="0 0 7001 1009">
          <text:p/>
        </draw:connector>
        <draw:connector draw:style-name="gr7" draw:text-style-name="P1" draw:layer="layout" svg:x1="7.5cm" svg:y1="3cm" svg:x2="18.5cm" svg:y2="4.008cm" draw:start-shape="id12" draw:start-glue-point="6" draw:end-shape="id17" draw:end-glue-point="4" svg:d="M7500 3000v505h11000v503" svg:viewBox="0 0 11001 1009">
          <text:p/>
        </draw:connector>
        <draw:connector draw:style-name="gr7" draw:text-style-name="P1" draw:layer="layout" svg:x1="7.5cm" svg:y1="3cm" svg:x2="22.5cm" svg:y2="4.008cm" draw:start-shape="id12" draw:start-glue-point="6" draw:end-shape="id6" draw:end-glue-point="4" svg:d="M7500 3000v505h15000v503" svg:viewBox="0 0 15001 1009">
          <text:p/>
        </draw:connector>
        <draw:connector draw:style-name="gr8" draw:text-style-name="P1" draw:layer="layout" svg:x1="15.6cm" svg:y1="18.5cm" svg:x2="16.099cm" svg:y2="18.501cm" draw:start-shape="id11" draw:start-glue-point="7" draw:end-shape="id18" draw:end-glue-point="5" svg:d="M15600 18500h249v1h250" svg:viewBox="0 0 500 2">
          <text:p/>
        </draw:connector>
        <draw:custom-shape draw:style-name="gr6" draw:text-style-name="P6" xml:id="id19" draw:id="id19" draw:layer="layout" svg:width="2.101cm" svg:height="2.3cm" svg:x="7cm" svg:y="6.4cm">
          <text:p text:style-name="P1"><text:span text:style-name="T1">Rm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svg:x1="6.5cm" svg:y1="6.008cm" svg:x2="7cm" svg:y2="7.55cm" draw:start-shape="id13" draw:start-glue-point="6" draw:end-shape="id19" draw:end-glue-point="5" svg:d="M6500 6008v1542h500" svg:viewBox="0 0 501 1543">
          <text:p/>
        </draw:connector>
        <draw:connector draw:style-name="gr5" draw:text-style-name="P5" draw:layer="layout" svg:x1="24.8cm" svg:y1="8.4cm" svg:x2="25.499cm" svg:y2="9.701cm" draw:start-shape="id7" draw:start-glue-point="6" draw:end-shape="id20" draw:end-glue-point="5" svg:d="M24800 8400v1301h699" svg:viewBox="0 0 700 1302">
          <text:p/>
        </draw:connector>
        <draw:custom-shape draw:style-name="gr6" draw:text-style-name="P6" xml:id="id20" draw:id="id20" draw:layer="layout" svg:width="2.101cm" svg:height="2.3cm" svg:x="25.499cm" svg:y="8.551cm">
          <text:p text:style-name="P1"><text:span text:style-name="T1">QC</text:span></text:p>
          <text:p text:style-name="P1"><text:span text:style-name="T1">repor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5" draw:layer="layout" svg:x1="18.5cm" svg:y1="6.008cm" svg:x2="18.999cm" svg:y2="7.55cm" draw:start-shape="id17" draw:start-glue-point="6" draw:end-shape="id21" draw:end-glue-point="5" svg:d="M18500 6008v1542h499" svg:viewBox="0 0 500 1543">
          <text:p/>
        </draw:connector>
        <draw:custom-shape draw:style-name="gr6" draw:text-style-name="P6" xml:id="id21" draw:id="id21" draw:layer="layout" svg:width="2.101cm" svg:height="2.3cm" svg:x="18.999cm" svg:y="6.4cm">
          <text:p text:style-name="P1"><text:span text:style-name="T1">log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aleway" svg:font-family="Raleway" style:font-pitch="variable"/>
    <style:font-face style:name="Raleway1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7:06:16.097309593</meta:creation-date>
    <dc:date>2017-01-17T15:07:07.778914826</dc:date>
    <meta:editing-duration>PT30M16S</meta:editing-duration>
    <meta:editing-cycles>4</meta:editing-cycles>
    <meta:generator>LibreOffice/5.2.4.2$Linux_X86_64 LibreOffice_project/20m0$Build-2</meta:generator>
    <meta:document-statistic meta:object-count="35"/>
  </office:meta>
</office:document-meta>
</file>